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25-09-1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24-03-14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23-12-05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23-03-08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23-01-1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17-09-26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16-12-01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16-03-02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15-12-08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14-03-0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14-01-1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13-03-06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12-12-0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12-06-06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12-03-0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11-12-14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11-09-21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11-06-01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11-03-02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10-12-08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10-09-22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10-06-2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10-03-03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09-12-02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09-03-04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09-01-1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08-06-25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08-03-26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07-12-19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07-06-06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07-03-21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06-12-06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06-09-2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06-06-0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06-03-01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05-12-14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05-09-0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05-03-0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04-12-01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04-03-0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03-12-03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03-09-24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03-03-12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02-12-04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02-06-0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02-03-1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01-12-0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01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00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00-06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2000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99-1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99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99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99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98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98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98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97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97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97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97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96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96-09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96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96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95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95-09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95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95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94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94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94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93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93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93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93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92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92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91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91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91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91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90-09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90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90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89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89-09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88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88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88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87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86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85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85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84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84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83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83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82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82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81-1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81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80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78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78-0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77-05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77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76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76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76-0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75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75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75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75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74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74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74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74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73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73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72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72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71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70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70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70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70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69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69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69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69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68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68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68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68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67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67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67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66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66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66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65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65-08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65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65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64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351</text:p>
          </table:table-cell>
          <table:table-cell office:value-type="string" calcext:value-type="string">
            <text:p>13S/30E-27AAB</text:p>
          </table:table-cell>
          <table:table-cell office:value-type="string" calcext:value-type="string">
            <text:p>1964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42" meta:object-count="0"/>
    <meta:user-defined meta:name="AppVersion">3.0</meta:user-defined>
  </office:meta>
</office:document-meta>
</file>